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B500005F550000346311ED1B8B44B235FD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b147" officeooo:paragraph-rsid="000ab147"/>
    </style:style>
    <style:style style:name="P2" style:family="paragraph" style:parent-style-name="Standard">
      <style:paragraph-properties fo:text-align="center" style:justify-single-word="false"/>
      <style:text-properties officeooo:rsid="000ab147" officeooo:paragraph-rsid="000ab147"/>
    </style:style>
    <style:style style:name="P3" style:family="paragraph" style:parent-style-name="Standard">
      <style:paragraph-properties fo:text-align="start" style:justify-single-word="false"/>
      <style:text-properties officeooo:rsid="001bfdf5" officeooo:paragraph-rsid="001bfdf5"/>
    </style:style>
    <style:style style:name="P4" style:family="paragraph" style:parent-style-name="Standard">
      <style:paragraph-properties fo:text-align="start" style:justify-single-word="false"/>
      <style:text-properties officeooo:rsid="00209674" officeooo:paragraph-rsid="00209674"/>
    </style:style>
    <style:style style:name="P5" style:family="paragraph" style:parent-style-name="Standard">
      <style:paragraph-properties fo:text-align="start" style:justify-single-word="false"/>
      <style:text-properties officeooo:rsid="00240bd8" officeooo:paragraph-rsid="00240bd8"/>
    </style:style>
    <style:style style:name="P6" style:family="paragraph" style:parent-style-name="Standard">
      <style:paragraph-properties fo:text-align="start" style:justify-single-word="false"/>
      <style:text-properties officeooo:rsid="00240bd8" officeooo:paragraph-rsid="0029a7c1"/>
    </style:style>
    <style:style style:name="P7" style:family="paragraph" style:parent-style-name="Text_20_body">
      <style:paragraph-properties fo:text-align="start" style:justify-single-word="false"/>
      <style:text-properties officeooo:rsid="000ab147" officeooo:paragraph-rsid="000ab147"/>
    </style:style>
    <style:style style:name="P8" style:family="paragraph" style:parent-style-name="Text_20_body">
      <style:text-properties officeooo:rsid="000ed002" officeooo:paragraph-rsid="000ed002"/>
    </style:style>
    <style:style style:name="P9" style:family="paragraph" style:parent-style-name="Text_20_body">
      <style:text-properties officeooo:rsid="0012181e" officeooo:paragraph-rsid="0012181e"/>
    </style:style>
    <style:style style:name="P10" style:family="paragraph" style:parent-style-name="Text_20_body">
      <style:text-properties officeooo:rsid="001332d3" officeooo:paragraph-rsid="001332d3"/>
    </style:style>
    <style:style style:name="P11" style:family="paragraph" style:parent-style-name="Text_20_body">
      <style:text-properties officeooo:rsid="001332d3" officeooo:paragraph-rsid="00139509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Footnote">
      <style:text-properties officeooo:paragraph-rsid="001d50a6"/>
    </style:style>
    <style:style style:name="P14" style:family="paragraph" style:parent-style-name="Footnote">
      <style:text-properties officeooo:paragraph-rsid="001e41e4"/>
    </style:style>
    <style:style style:name="P15" style:family="paragraph" style:parent-style-name="Footnote">
      <style:text-properties officeooo:rsid="00209674" officeooo:paragraph-rsid="00209674"/>
    </style:style>
    <style:style style:name="P16" style:family="paragraph" style:parent-style-name="Footnote">
      <style:text-properties officeooo:rsid="0029a7c1" officeooo:paragraph-rsid="0029a7c1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9a7c1" officeooo:paragraph-rsid="0029a7c1" style:font-style-asian="normal" style:font-style-complex="normal"/>
    </style:style>
    <style:style style:name="P18" style:family="paragraph" style:parent-style-name="Text_20_body">
      <style:text-properties officeooo:rsid="000c8262" officeooo:paragraph-rsid="000c8262"/>
    </style:style>
    <style:style style:name="P19" style:family="paragraph" style:parent-style-name="Text_20_body" style:list-style-name="L2">
      <style:text-properties officeooo:rsid="0012181e" officeooo:paragraph-rsid="0012181e"/>
    </style:style>
    <style:style style:name="P20" style:family="paragraph" style:parent-style-name="Text_20_body" style:list-style-name="L3">
      <style:text-properties officeooo:rsid="0012181e" officeooo:paragraph-rsid="0012181e"/>
    </style:style>
    <style:style style:name="P21" style:family="paragraph" style:parent-style-name="Text_20_body" style:list-style-name="L2">
      <style:text-properties officeooo:rsid="001332d3" officeooo:paragraph-rsid="001332d3"/>
    </style:style>
    <style:style style:name="P22" style:family="paragraph" style:parent-style-name="Text_20_body" style:list-style-name="L2">
      <style:text-properties officeooo:rsid="001332d3" officeooo:paragraph-rsid="00139509"/>
    </style:style>
    <style:style style:name="P23" style:family="paragraph" style:parent-style-name="Text_20_body" style:list-style-name="L4">
      <style:text-properties officeooo:rsid="001332d3" officeooo:paragraph-rsid="00139509"/>
    </style:style>
    <style:style style:name="P24" style:family="paragraph" style:parent-style-name="Text_20_body" style:list-style-name="L2">
      <style:text-properties officeooo:rsid="0017e58c" officeooo:paragraph-rsid="0017e58c"/>
    </style:style>
    <style:style style:name="P25" style:family="paragraph" style:parent-style-name="Text_20_body" style:list-style-name="L3">
      <style:text-properties officeooo:rsid="0017e58c" officeooo:paragraph-rsid="0017e58c"/>
    </style:style>
    <style:style style:name="P26" style:family="paragraph" style:parent-style-name="Text_20_body" style:list-style-name="L3">
      <style:text-properties officeooo:rsid="00139509" officeooo:paragraph-rsid="00139509"/>
    </style:style>
    <style:style style:name="P27" style:family="paragraph" style:parent-style-name="Text_20_body" style:list-style-name="L4">
      <style:text-properties officeooo:rsid="00139509" officeooo:paragraph-rsid="00139509"/>
    </style:style>
    <style:style style:name="P28" style:family="paragraph" style:parent-style-name="Text_20_body" style:list-style-name="L3">
      <style:text-properties officeooo:rsid="0017f2fe" officeooo:paragraph-rsid="0017f2fe"/>
    </style:style>
    <style:style style:name="P29" style:family="paragraph" style:parent-style-name="Text_20_body">
      <style:text-properties officeooo:rsid="002a26ca" officeooo:paragraph-rsid="002a26ca"/>
    </style:style>
    <style:style style:name="P30" style:family="paragraph" style:parent-style-name="Text_20_body">
      <style:paragraph-properties fo:margin-left="0.2917in" fo:margin-right="0in" fo:text-indent="0in" style:auto-text-indent="false"/>
      <style:text-properties officeooo:rsid="000dc94e" officeooo:paragraph-rsid="000dc94e"/>
    </style:style>
    <style:style style:name="P31" style:family="paragraph" style:parent-style-name="Text_20_body">
      <style:paragraph-properties fo:margin-left="0.2917in" fo:margin-right="0in" fo:text-indent="0in" style:auto-text-indent="false"/>
      <style:text-properties officeooo:rsid="0015c490" officeooo:paragraph-rsid="000dc94e"/>
    </style:style>
    <style:style style:name="P32" style:family="paragraph" style:parent-style-name="Text_20_body">
      <style:paragraph-properties fo:margin-left="0.2917in" fo:margin-right="0in" fo:text-indent="0in" style:auto-text-indent="false"/>
      <style:text-properties officeooo:rsid="000e1617" officeooo:paragraph-rsid="000e1617"/>
    </style:style>
    <style:style style:name="P33" style:family="paragraph" style:parent-style-name="Text_20_body">
      <style:paragraph-properties fo:margin-left="0.2917in" fo:margin-right="0in" fo:text-indent="0in" style:auto-text-indent="false"/>
      <style:text-properties officeooo:rsid="000e1617" officeooo:paragraph-rsid="002c6022"/>
    </style:style>
    <style:style style:name="P34" style:family="paragraph" style:parent-style-name="Footnote">
      <style:text-properties officeooo:rsid="0029a7c1" officeooo:paragraph-rsid="002a26ca"/>
    </style:style>
    <style:style style:name="P3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32d3"/>
    </style:style>
    <style:style style:name="T2" style:family="text">
      <style:text-properties officeooo:rsid="00139509"/>
    </style:style>
    <style:style style:name="T3" style:family="text">
      <style:text-properties officeooo:rsid="0015c490"/>
    </style:style>
    <style:style style:name="T4" style:family="text">
      <style:text-properties officeooo:rsid="0016c766"/>
    </style:style>
    <style:style style:name="T5" style:family="text">
      <style:text-properties officeooo:rsid="0017f2fe"/>
    </style:style>
    <style:style style:name="T6" style:family="text">
      <style:text-properties officeooo:rsid="001d50a6"/>
    </style:style>
    <style:style style:name="T7" style:family="text">
      <style:text-properties officeooo:rsid="001e41e4"/>
    </style:style>
    <style:style style:name="T8" style:family="text">
      <style:text-properties officeooo:rsid="0020fa9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1398" style:font-style-asian="italic" style:font-style-complex="italic"/>
    </style:style>
    <style:style style:name="T11" style:family="text">
      <style:text-properties fo:font-style="italic" officeooo:rsid="0028a32d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51398" style:font-style-asian="normal" style:font-style-complex="normal"/>
    </style:style>
    <style:style style:name="T14" style:family="text">
      <style:text-properties fo:font-style="normal" officeooo:rsid="0028a32d" style:font-style-asian="normal" style:font-style-complex="normal"/>
    </style:style>
    <style:style style:name="T15" style:family="text">
      <style:text-properties fo:font-style="normal" officeooo:rsid="0029a7c1" style:font-style-asian="normal" style:font-style-complex="normal"/>
    </style:style>
    <style:style style:name="T16" style:family="text">
      <style:text-properties officeooo:rsid="002a26ca"/>
    </style:style>
    <style:style style:name="T17" style:family="text">
      <style:text-properties officeooo:rsid="002b7f0b"/>
    </style:style>
    <style:style style:name="T18" style:family="text">
      <style:text-properties officeooo:rsid="002c6022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Foley</text:p>
      <text:p text:style-name="P1">Z15092976</text:p>
      <text:p text:style-name="P1">CIS6370</text:p>
      <text:p text:style-name="P1"/>
      <text:p text:style-name="P2">Assignment 2</text:p>
      <text:p text:style-name="P2"/>
      <text:p text:style-name="P7">Q1. We have a program to make bids to buy properties (real estate, art,…). A bid requires the following actions:</text:p>
      <text:p text:style-name="Text_20_body">A1. Create the bid document.  A2. Add buyer information. A3. Verify buyer credit information. A4. Make a deposit in an escrow account in a law office. A5. Register document in a law office.</text:p>
      <text:p text:style-name="Text_20_body">Enumerate the possible threats for these activities (A11, A12,…Aij). Indicate for each identified threat its possible misuse (attacker goal). For example, reading the buyer information is a confidentiality misuse.</text:p>
      <text:p text:style-name="Text_20_body"/>
      <text:p text:style-name="P29">The Bid to buy properties use case is similar to the Open Account Use Case as explained in Chapter 2 of the book “Security Patterns in Practice: Building Secure Archetectures Using Security Patterns“<text:note text:id="ftn0" text:note-class="footnote"><text:note-citation>1</text:note-citation><text:note-body><text:p text:style-name="P34">E. B. Fernandez, “<text:span text:style-name="T9">Security Patterns in Practice: Building Secure Architectures Using Software Patterns” </text:span><text:span text:style-name="T12">Wiley Series in Software Design Patterns, May 2013, Excerpt provided in class by author.</text:span></text:p></text:note-body></text:note> (excerpts provided in class):</text:p>
      <text:p text:style-name="P18"><text:span text:style-name="T16">A1 - </text:span>Create the Bid Document</text:p>
      <text:p text:style-name="P30"><text:span text:style-name="T17">T1.1 – The Buyer is an imposter and opens the account in the name of another person - Goal: misuse of identity/create false bid</text:span></text:p>
      <text:p text:style-name="P30"><text:span text:style-name="T17">T1.2 – The seller is an imposter - Goal: misuse of buyer identity, theft of money</text:span></text:p>
      <text:p text:style-name="P31"><text:span text:style-name="T17">T1.2 – The goods are false/not properly described - </text:span>Goal: Theft of negotiable currency</text:p>
      <text:p text:style-name="P18"><text:span text:style-name="T16">A2 - </text:span>Add Buyer Information</text:p>
      <text:p text:style-name="P32"><text:span text:style-name="T18">T2.1 - </text:span>Buyer enters false information –<text:span text:style-name="T3"> misuse of seller identity</text:span></text:p>
      <text:p text:style-name="P32"><text:span text:style-name="T18">T2.2 - </text:span>buyer information intercepted –<text:span text:style-name="T3"> misuse of buyer identity</text:span></text:p>
      <text:p text:style-name="P32"><text:span text:style-name="T18">T2.3 - </text:span>buyer information substituted –<text:span text:style-name="T4"> harm to buyer identity/reputation</text:span></text:p>
      <text:p text:style-name="P18"><text:span text:style-name="T16">A3 - </text:span>Verify Buyer Credit Information</text:p>
      <text:p text:style-name="P32"><text:span text:style-name="T18">T3.1 - </text:span>credit information intercepted –<text:span text:style-name="T4"> misuse of buyer credit</text:span></text:p>
      <text:p text:style-name="P18"><text:span text:style-name="T16">A4 - </text:span>Deposit to an Escrow account in law office</text:p>
      <text:p text:style-name="P33"><text:span text:style-name="T18">T4.1 – Transfer of funds by external source – Goal theft</text:span></text:p>
      <text:p text:style-name="P33"><text:span text:style-name="T18">T4.2 - <text:s/>Transfer of funds to incorrect source – Goal theft</text:span></text:p>
      <text:p text:style-name="P18"><text:span text:style-name="T16">A5 - </text:span>Register document in law office</text:p>
      <text:p text:style-name="P32"><text:soft-page-break/><text:span text:style-name="T18">T5.1 </text:span>Incorrect/false document registered –<text:span text:style-name="T4"> misuse of buyer/seller information</text:span></text:p>
      <text:p text:style-name="P32"><text:span text:style-name="T18">T5.2 </text:span>document removed from registration –<text:span text:style-name="T4"> repudiate sale</text:span></text:p>
      <text:p text:style-name="P12">Q2. Somebody had the idea of using PKI to send a page number and character number within the page of a prearranged set of 10 books. This information is described as (book_id, page#, char#) and it is the key to send messages using a code-book approach. Analyze critically this cryptographic approach, including advantages, disadvantages, degree of security, and possible use. </text:p>
      <text:p text:style-name="P8"/>
      <text:p text:style-name="P9">The specified approach has the following advantages:</text:p>
      <text:list xml:id="list1911447960" text:style-name="L2">
        <text:list-item>
          <text:p text:style-name="P19">The cypher and key are easy to exchange</text:p>
        </text:list-item>
        <text:list-item>
          <text:p text:style-name="P19">If the message contains a recognition key sequence or decrypts to a coherent message:</text:p>
          <text:list>
            <text:list-item>
              <text:p text:style-name="P19">authenticates <text:span text:style-name="T1">the message easily</text:span></text:p>
            </text:list-item>
            <text:list-item>
              <text:p text:style-name="P19">non-repudiation difficult</text:p>
            </text:list-item>
          </text:list>
        </text:list-item>
        <text:list-item>
          <text:p text:style-name="P19">does not require specialized algorithms</text:p>
        </text:list-item>
        <text:list-item>
          <text:p text:style-name="P21">Satisfies many of Shannon’s principles:</text:p>
          <text:list>
            <text:list-item>
              <text:p text:style-name="P21">effort to encrypt and decrypt similar</text:p>
            </text:list-item>
            <text:list-item>
              <text:p text:style-name="P21">key is simple</text:p>
            </text:list-item>
            <text:list-item>
              <text:p text:style-name="P21">a single encryption error will not necessarily invalidate the message. <text:s/>An encryption error in a recognition sequence will mark the message as invalid, but not halt or stop the encryption.</text:p>
            </text:list-item>
          </text:list>
        </text:list-item>
        <text:list-item>
          <text:p text:style-name="P22"><text:span text:style-name="T2">Supports </text:span>the principle – algorithm is known but the key is complex and hidden.</text:p>
        </text:list-item>
        <text:list-item>
          <text:p text:style-name="P24">Similar in length to plaintext message.</text:p>
        </text:list-item>
        <text:list-item>
          <text:p text:style-name="P24">Properly encrypted and decrypted message authenticates identity and makes repudiation difficul<text:span text:style-name="T5">t.</text:span></text:p>
        </text:list-item>
      </text:list>
      <text:p text:style-name="P9"/>
      <text:p text:style-name="P9">The following disadvantages:</text:p>
      <text:list xml:id="list2839769915" text:style-name="L3">
        <text:list-item>
          <text:p text:style-name="P20">it requires that identical printings/editions/translations be used</text:p>
        </text:list-item>
        <text:list-item>
          <text:p text:style-name="P26">printings and translations must be reasonably common to sender and receiver</text:p>
        </text:list-item>
        <text:list-item>
          <text:p text:style-name="P28">written substitution key increases risk of interception.</text:p>
        </text:list-item>
        <text:list-item>
          <text:p text:style-name="P25">Cryptanalyst can easily recognize as a substitution cypher unless spaces, numbers and punctuation are allowed – which makes decryption more difficult.</text:p>
        </text:list-item>
      </text:list>
      <text:p text:style-name="P9"/>
      <text:p text:style-name="P11">Security is reasonably good </text:p>
      <text:list xml:id="list979200574" text:style-name="L4">
        <text:list-item>
          <text:p text:style-name="P23">since it is difficult to substitute a false message without a physical copy of the key.</text:p>
        </text:list-item>
        <text:list-item>
          <text:p text:style-name="P27"><text:soft-page-break/>Difficult to decrypt without copy of all keys.</text:p>
        </text:list-item>
        <text:list-item>
          <text:p text:style-name="P27">keys can be easily exchanged</text:p>
        </text:list-item>
      </text:list>
      <text:p text:style-name="P10"/>
      <text:p text:style-name="P8"/>
      <text:p text:style-name="P12">Q3. Study the authorization system of the Windows 10 OS. Relate its concepts to the models of Chapter 2; in particular, the (s,o,t,p,f) model. Are there concepts in their authorization model beyond this formal model. Indicate your sources of information.</text:p>
      <text:p text:style-name="Text_20_body"> </text:p>
      <text:p text:style-name="P3">The Windows Security Model is a RBAC model which provides access based on a security token created at authorization. <text:s/>The token is used to validate all access and is passed to processes created by the user.<text:note text:id="ftn1" text:note-class="footnote"><text:note-citation>2</text:note-citation><text:note-body><text:p text:style-name="P13">“<text:span text:style-name="T6">Parts of the Access Control Model”, </text:span><text:a xlink:type="simple" xlink:href="https://msdn.microsoft.com/en-us/library/windows/desktop/aa374876(v=vs.85).aspx" text:style-name="Internet_20_link" text:visited-style-name="Visited_20_Internet_20_Link"><text:span text:style-name="T6">https://msdn.microsoft.com/en-us/library/windows/desktop/aa374876(v=vs.85).aspx</text:span></text:a><text:span text:style-name="T6"> , accessed 18-Oct-2017</text:span></text:p></text:note-body></text:note> <text:s/><text:span text:style-name="T6">This token contains the access rights of the user and the users groups and is used to validate access to any securable objects in the Windows secured system. <text:s/>This permits Windows to provide C2-Class security as defined in the DOD “Orange Book”.</text:span><text:span text:style-name="T6"><text:note text:id="ftn2" text:note-class="footnote"><text:note-citation>3</text:note-citation><text:note-body><text:p text:style-name="P14">“<text:span text:style-name="T7">C2 Level Security (Windows)”, </text:span><text:a xlink:type="simple" xlink:href="https://msdn.microsoft.com/en-us/library/windows/desktop/aa376387(v=vs.85).aspx" text:style-name="Internet_20_link" text:visited-style-name="Visited_20_Internet_20_Link"><text:span text:style-name="T7">https://msdn.microsoft.com/en-us/library/windows/desktop/aa376387(v=vs.85).aspx</text:span></text:a><text:span text:style-name="T7"> , accessed 19-Oct-2017</text:span></text:p></text:note-body></text:note></text:span><text:span text:style-name="T6"> <text:s/>In the RBAC system the creator of a securable object is given roles as Owner of the object, until ownership role is transferred.</text:span></text:p>
      <text:p text:style-name="P3"/>
      <text:p text:style-name="P4">This may be diagrammed as follows<text:note text:id="ftn3" text:note-class="footnote"><text:note-citation>4</text:note-citation><text:note-body><text:p text:style-name="P15">Diagram extracted from lecture notes. CIS6370 – Computer and Daat Security, Dr. Eduardo B Fernandez, Delivereed 9/2<text:span text:style-name="T8">0/2017</text:span></text:p></text:note-body></text:note>: <text:s/></text:p>
      <text:p text:style-name="P4"><draw:frame text:anchor-type="paragraph" draw:z-index="0" draw:name="Picture 4" draw:style-name="gr1" draw:text-style-name="P35" svg:width="6.9496in" svg:height="4.7724in" svg:x="0.1563in" svg:y="0.2244in"><draw:image xlink:href="Pictures/200001B500005F550000346311ED1B8B44B235FD.wmf" xlink:type="simple" xlink:show="embed" xlink:actuate="onLoad"><text:p/></draw:image></draw:frame></text:p>
      <text:p text:style-name="P5"/>
      <text:p text:style-name="P5"/>
      <text:p text:style-name="P5"/>
      <text:p text:style-name="P6"><text:soft-page-break/>The protection model identifies the <text:span text:style-name="T9">subject </text:span><text:span text:style-name="T13">via <text:s/>a unique security token created at authentication which identifies the user and their role(s). </text:span><text:span text:style-name="T14">Each securable object (</text:span><text:span text:style-name="T11">object) </text:span><text:span text:style-name="T14"><text:s/>is identified by a series of rights such as roles (owner/group/administriator/user) and the rights (read/write/execute/admin/copy) </text:span><text:span text:style-name="T15">granted <text:s/>to each subject.</text:span></text:p>
      <text:p text:style-name="P17"/>
      <text:p text:style-name="P6"><text:span text:style-name="T13">When a user attempts to access a securable </text:span><text:span text:style-name="T10">object, </text:span><text:span text:style-name="T13">the rights assigned to the subject as enumerated by <text:s/>the token are checked. <text:s/>If the subject has rights the access is granted. <text:s/>Depending on the subject rights, rights may be </text:span><text:span text:style-name="T10">transferred</text:span><text:span text:style-name="T13"> or </text:span><text:span text:style-name="T10">copied</text:span><text:span text:style-name="T13">. <text:s/>Generally Windows operates on a principle of least permission with owners and administrators getting full rights, although either may change rights, requiring explicit permission to be granted to different security subjects. <text:s/></text:span><text:span text:style-name="T14">This matrix was first used by windows NT and has been continued into the .net framework.</text:span><text:span text:style-name="T14"><text:note text:id="ftn4" text:note-class="footnote"><text:note-citation>5</text:note-citation><text:note-body><text:p text:style-name="P16">E. B. Fernandez, “<text:span text:style-name="T9">Security Patterns in Practice: Building Secure Architectures Using Software Patterns” </text:span><text:span text:style-name="T12">Wiley Series in Software Design Patterns, May 2013, Excerpt provided in class by author.</text:span></text:p></text:note-body></text:note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1:58:11.019245304</meta:creation-date>
    <dc:date>2017-10-24T08:17:55.902994472</dc:date>
    <meta:editing-duration>PT5H11M46S</meta:editing-duration>
    <meta:editing-cycles>11</meta:editing-cycles>
    <meta:generator>LibreOffice/5.3.3.2$Linux_X86_64 LibreOffice_project/30m0$Build-2</meta:generator>
    <meta:document-statistic meta:table-count="0" meta:image-count="0" meta:object-count="0" meta:page-count="6" meta:paragraph-count="58" meta:word-count="923" meta:character-count="6035" meta:non-whitespace-character-count="5153"/>
  </office:meta>
</office:document-meta>
</file>